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1">
      <style:paragraph-properties fo:margin-top="0cm" fo:margin-bottom="0.086cm" style:contextual-spacing="false"/>
    </style:style>
    <style:style style:name="P2" style:family="paragraph" style:parent-style-name="Standard">
      <style:paragraph-properties fo:margin-top="0cm" fo:margin-bottom="0.086cm" style:contextual-spacing="false"/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4" style:family="paragraph" style:parent-style-name="Standard">
      <style:paragraph-properties fo:margin-top="0cm" fo:margin-bottom="0cm" style:contextual-spacing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T1" style:family="text">
      <style:text-properties fo:font-variant="normal" fo:text-transform="none" fo:color="#222222" loext:opacity="100%" fo:font-family="Arial, Helvetica, sans-serif" fo:font-size="12pt" fo:letter-spacing="normal" fo:font-style="normal" fo:font-weight="normal" officeooo:rsid="0003bc8f"/>
    </style:style>
    <style:style style:name="T2" style:family="text">
      <style:text-properties fo:font-variant="normal" fo:text-transform="none" fo:color="#222222" loext:opacity="100%" fo:font-family="Arial, Helvetica, sans-serif" fo:font-size="12pt" fo:letter-spacing="normal" fo:font-style="normal" fo:font-weight="normal"/>
    </style:style>
    <style:style style:name="T3" style:family="text">
      <style:text-properties fo:color="#1155cc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1"/></text:p>
      <text:p text:style-name="P2"><text:span text:style-name="s1"><text:span text:style-name="T1">1. </text:span></text:span><text:span text:style-name="s1"><text:span text:style-name="T2">indexhtml</text:span></text:span></text:p>
      <text:p text:style-name="P3"><text:span text:style-name="s1"/></text:p>
      <text:p text:style-name="P2"><text:span text:style-name="s1">&lt;!DOCTYPE html&gt;</text:span></text:p>
      <text:p text:style-name="P4">&lt;html lang="es"&gt;</text:p>
      <text:p text:style-name="P4">&lt;head&gt;</text:p>
      <text:p text:style-name="P4">  &lt;meta charset="UTF-8"&gt;</text:p>
      <text:p text:style-name="P4">  &lt;meta name="viewport" content="width=device-width, initial-scale=1.0"&gt;</text:p>
      <text:p text:style-name="P4">  &lt;title&gt;Lynara - Preventa Exclusiva&lt;/title&gt;</text:p>
      <text:p text:style-name="P5">  &lt;link href="<text:a xlink:type="simple" xlink:href="https://fonts.googleapis.com/css2?family=Inter:wght@400;600&amp;display=swap" office:target-frame-name="_blank" xlink:show="new" text:style-name="Internet_20_link" text:visited-style-name="Visited_20_Internet_20_Link"><text:span text:style-name="T3">https://fonts.googleapis.com/css2?family=Inter:wght@400;600&amp;display=swap</text:span></text:a>" rel="stylesheet"&gt;</text:p>
      <text:p text:style-name="P4">  &lt;link rel="stylesheet" href="style.css"&gt;</text:p>
      <text:p text:style-name="P4">&lt;/head&gt;</text:p>
      <text:p text:style-name="P4">&lt;body&gt;</text:p>
      <text:p text:style-name="P4">  &lt;h1&gt;Preventa Exclusiva de Lynara&lt;/h1&gt;</text:p>
      <text:p text:style-name="P4">  &lt;p&gt;Apúntate y consigue un descuento de por vida antes del lanzamiento.&lt;/p&gt;</text:p>
      <text:p text:style-name="P4"/>
      <text:p text:style-name="P4">  &lt;form id="preventaForm"&gt;</text:p>
      <text:p text:style-name="P4">    &lt;input type="text" name="nombre" placeholder="Nombre completo" required&gt;</text:p>
      <text:p text:style-name="P4">    &lt;input type="text" name="empresa" placeholder="Empresa" required&gt;</text:p>
      <text:p text:style-name="P4">    &lt;input type="tel" name="telefono" placeholder="Teléfono" required&gt;</text:p>
      <text:p text:style-name="P4">    &lt;input type="email" name="email" placeholder="Correo electrónico" required&gt;</text:p>
      <text:p text:style-name="P4">    &lt;input type="hidden" name="fecha_registro" id="fecha_registro"&gt;</text:p>
      <text:p text:style-name="P4">    &lt;button type="submit"&gt;Apúntate a la Preventa y Consigue un Descuento de por Vida&lt;/button&gt;</text:p>
      <text:p text:style-name="P4">  &lt;/form&gt;</text:p>
      <text:p text:style-name="P4"/>
      <text:p text:style-name="P4">  &lt;p class="footer"&gt;Tus datos estarán seguros y solo se usarán para avisarte del lanzamiento.&lt;/p&gt;</text:p>
      <text:p text:style-name="P4"/>
      <text:p text:style-name="P4">  &lt;script src="script.js"&gt;&lt;/script&gt;</text:p>
      <text:p text:style-name="P4">&lt;/body&gt;</text:p>
      <text:p text:style-name="P4">&lt;/html&gt;</text:p>
      <text:p text:style-name="P4"/>
      <text:p text:style-name="P1"><text:span text:style-name="s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true" style:font-name-asian="F" style:font-size-asian="12pt" style:language-asian="es" style:country-asian="E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es" fo:country="ES" style:letter-kerning="true" style:font-name-asian="F" style:font-size-asian="12pt" style:language-asian="es" style:country-asian="E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p1" style:family="paragraph" style:parent-style-name="Standard">
      <style:paragraph-properties fo:margin-top="0.086cm" fo:margin-bottom="0.086cm" style:contextual-spacing="false" fo:line-height="100%"/>
      <style:text-properties style:font-name="Times New Roman" fo:font-family="'Times New Roman'" style:font-family-generic="roman" style:font-pitch="variable" style:letter-kerning="false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ar" style:display-name="Título 4 Car" style:family="text" style:parent-style-name="Default_20_Paragraph_20_Font"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ar" style:display-name="Título 5 Car" style:family="text" style:parent-style-name="Default_20_Paragraph_20_Font">
      <style:text-properties fo:color="#2f5496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ar" style:display-name="Título 6 Car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ar" style:display-name="Título 7 Car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ar" style:display-name="Título 8 Car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" style:display-name="Título 9 Car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_20_destacada_20_Car" style:display-name="Cita destacada C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1" style:family="text" style:parent-style-name="Default_20_Paragraph_20_Font"/>
    <style:style style:name="s2" style:family="text" style:parent-style-name="Default_20_Paragraph_20_Fon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raul gea</meta:initial-creator>
    <meta:editing-cycles>4</meta:editing-cycles>
    <meta:creation-date>2025-11-02T14:31:00</meta:creation-date>
    <dc:date>2025-11-03T11:27:56.544343200</dc:date>
    <meta:editing-duration>PT2M28S</meta:editing-duration>
    <meta:generator>LibreOffice/25.2.5.1$Windows_X86_64 LibreOffice_project/484541f705153d4ff78284873b0153c3e5a280db</meta:generator>
    <meta:document-statistic meta:table-count="0" meta:image-count="0" meta:object-count="0" meta:page-count="1" meta:paragraph-count="25" meta:word-count="98" meta:character-count="1099" meta:non-whitespace-character-count="980"/>
    <meta:user-defined meta:name="AppVersion">16.0000</meta:user-defined>
    <meta:template xlink:type="simple" xlink:actuate="onRequest" xlink:title="Normal" xlink:href=""/>
  </office:meta>
</office:document-meta>
</file>